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33000005794E0F246E9D29A783.png" manifest:media-type="image/png"/>
  <manifest:file-entry manifest:full-path="Pictures/100000000000050F0000033C9D8F2C4ABD23FDA9.png" manifest:media-type="image/png"/>
  <manifest:file-entry manifest:full-path="Pictures/10000001000004F7000002F31F4C109CB04D6430.png" manifest:media-type="image/png"/>
  <manifest:file-entry manifest:full-path="Pictures/1000000000000280000001DA82D31311ED040675.png" manifest:media-type="image/png"/>
  <manifest:file-entry manifest:full-path="Pictures/100000000000015E0000015E90E33BAF5AF0D1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07cm"/>
      <style:paragraph-properties style:writing-mode="lr-tb"/>
    </style:style>
    <style:style style:name="pr2" style:family="presentation" style:parent-style-name="Default-subtitle">
      <style:graphic-properties draw:fill-color="#ffffff" fo:min-height="1.204cm"/>
      <style:paragraph-properties style:writing-mode="lr-tb"/>
    </style:style>
    <style:style style:name="pr3" style:family="presentation" style:parent-style-name="Default-subtitle">
      <style:graphic-properties draw:stroke="none" draw:fill-color="#ffffff" fo:min-height="1.0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18pt" fo:font-weight="bold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99cm" svg:height="3.099cm" svg:x="12.153cm" svg:y="0.654cm">
          <draw:image xlink:href="Pictures/100000000000015E0000015E90E33BAF5AF0D16A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3.763cm" svg:x="11.495cm" svg:y="4.415cm">
          <draw:image xlink:href="Pictures/1000000000000280000001DA82D31311ED040675.png" xlink:type="simple" xlink:show="embed" xlink:actuate="onLoad" draw:mime-type="image/png">
            <text:p/>
          </draw:image>
        </draw:frame>
        <draw:frame presentation:style-name="pr1" draw:text-style-name="P2" draw:layer="layout" svg:width="4.445cm" svg:height="1.07cm" svg:x="11.53cm" svg:y="14.08cm">
          <draw:text-box>
            <text:p><text:span text:style-name="T1">Linux Client</text:span></text:p>
          </draw:text-box>
        </draw:frame>
        <draw:frame presentation:style-name="pr2" draw:text-style-name="P2" draw:layer="layout" svg:width="4.969cm" svg:height="1.204cm" svg:x="22.525cm" svg:y="9.525cm">
          <draw:text-box>
            <text:p><text:span text:style-name="T1">macOS Client</text:span></text:p>
          </draw:text-box>
        </draw:frame>
        <draw:frame presentation:style-name="pr1" draw:text-style-name="P2" draw:layer="layout" svg:width="4.445cm" svg:height="2.134cm" svg:x="15.175cm" svg:y="0.941cm">
          <draw:text-box>
            <text:p><text:span text:style-name="T1">NAS</text:span></text:p>
            <text:p><text:span text:style-name="T1">Database</text:span></text:p>
            <text:p><text:span text:style-name="T1">Collections</text:span></text:p>
          </draw:text-box>
        </draw:frame>
        <draw:frame presentation:style-name="pr1" draw:text-style-name="P2" draw:layer="layout" svg:width="5.08cm" svg:height="1.07cm" svg:x="0.635cm" svg:y="9.26cm">
          <draw:text-box>
            <text:p><text:span text:style-name="T1">Windows Client</text:span></text:p>
          </draw:text-box>
        </draw:frame>
        <draw:line draw:style-name="gr2" draw:text-style-name="P3" draw:layer="layout" svg:x1="9.023cm" svg:y1="6.434cm" svg:x2="12.697cm" svg:y2="6.472cm">
          <text:p/>
        </draw:line>
        <draw:line draw:style-name="gr2" draw:text-style-name="P3" draw:layer="layout" svg:x1="13.735cm" svg:y1="5.715cm" svg:x2="13.735cm" svg:y2="3.175cm">
          <text:p/>
        </draw:line>
        <draw:line draw:style-name="gr2" draw:text-style-name="P3" draw:layer="layout" svg:x1="14.826cm" svg:y1="6.44cm" svg:x2="18.559cm" svg:y2="6.434cm">
          <text:p/>
        </draw:line>
        <draw:line draw:style-name="gr2" draw:text-style-name="P3" draw:layer="layout" svg:x1="13.753cm" svg:y1="9.525cm" svg:x2="13.763cm" svg:y2="6.91cm">
          <text:p/>
        </draw:line>
        <draw:frame draw:style-name="gr3" draw:text-style-name="P1" draw:layer="layout" svg:width="8.35cm" svg:height="4.96cm" svg:x="0.64cm" svg:y="4.05cm">
          <draw:image xlink:href="Pictures/10000001000004F7000002F31F4C109CB04D6430.png" xlink:type="simple" xlink:show="embed" xlink:actuate="onLoad" draw:mime-type="image/png">
            <text:p/>
          </draw:image>
        </draw:frame>
        <draw:frame draw:style-name="gr3" draw:text-style-name="P1" draw:layer="layout" svg:width="8.255cm" svg:height="5.278cm" svg:x="9.625cm" svg:y="8.625cm">
          <draw:image xlink:href="Pictures/100000000000050F0000033C9D8F2C4ABD23FDA9.png" xlink:type="simple" xlink:show="embed" xlink:actuate="onLoad" draw:mime-type="image/png">
            <text:p/>
          </draw:image>
        </draw:frame>
        <draw:frame draw:style-name="gr3" draw:text-style-name="P1" draw:layer="layout" svg:width="8.89cm" svg:height="5.289cm" svg:x="18.615cm" svg:y="3.836cm">
          <draw:image xlink:href="Pictures/1000000100000933000005794E0F246E9D29A783.png" xlink:type="simple" xlink:show="embed" xlink:actuate="onLoad" draw:mime-type="image/png">
            <text:p/>
          </draw:image>
        </draw:frame>
        <draw:frame presentation:style-name="pr3" draw:text-style-name="P2" draw:layer="layout" svg:width="4.445cm" svg:height="1.07cm" svg:x="13.835cm" svg:y="4.545cm">
          <draw:text-box>
            <text:p><text:span text:style-name="T1">local networ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4" draw:fill="solid" draw:fill-color="#b2b2b2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draw:fill="solid" draw:fill-color="#808080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10:24.979846990</meta:creation-date>
    <dc:date>2023-01-25T15:10:36.661679104</dc:date>
    <meta:editing-duration>PT51M6S</meta:editing-duration>
    <meta:editing-cycles>6</meta:editing-cycles>
    <meta:generator>LibreOffice/7.4.2.3$Linux_X86_64 LibreOffice_project/40$Build-3</meta:generator>
    <meta:document-statistic meta:object-count="37"/>
  </office:meta>
</office:document-meta>
</file>